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2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3" style:parent-style-name="Základnítext" style:family="paragraph">
      <style:text-properties fo:background-color="#FFFF00"/>
    </style:style>
    <style:style style:name="P24" style:parent-style-name="Základnítext" style:family="paragraph">
      <style:text-properties fo:background-color="#FFFF00"/>
    </style:style>
    <style:style style:name="P25" style:parent-style-name="Základnítext" style:family="paragraph">
      <style:text-properties fo:background-color="#FFFF00"/>
    </style:style>
    <style:style style:name="P26" style:parent-style-name="Základnítext" style:family="paragraph">
      <style:paragraph-properties fo:margin-left="0in" fo:text-indent="0in">
        <style:tab-stops/>
      </style:paragraph-properties>
    </style:style>
    <style:style style:name="P27" style:parent-style-name="Základnítext" style:family="paragraph">
      <style:paragraph-properties fo:margin-left="0in" fo:text-indent="0in">
        <style:tab-stops/>
      </style:paragraph-properties>
    </style:style>
    <style:style style:name="P28" style:parent-style-name="Základnítext" style:family="paragraph">
      <style:paragraph-properties fo:margin-left="0in" fo:text-inden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85/2019<text:bookmark-end text:name="Text14"/></text:p>
            <text:p text:style-name="Normální">KVOP-54161/2019<text:bookmark-end text:name="Text2"/></text:p>
            <text:p text:style-name="Normální"><text:bookmark-start text:name="Text6"/>03. 12. 2019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V. P.</text:p>
            <text:p text:style-name="Normální"/>
            <text:p text:style-name="Normální"/>
            <text:p text:style-name="Normální"/>
            <text:p text:style-name="P17">do vlastních rukou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 a rozhodnutí<text:s/>o částečném odmítnutí žádosti</text:h>
      <text:p text:style-name="Základnítext">Vážený pane magistře,</text:p>
      <text:p text:style-name="Základnítext">dne 20. listopadu 2019 byla do Kanceláře veřejného ochránce práv doručena Vaše žádost podle zákona č. 106/1999 Sb., o svobodném přístupu k informacím, ve znění pozdějších předpisů, kterou žádáte:</text:p>
      <text:list text:style-name="LFO3_1" text:continue-numbering="true">
        <text:list-item>
          <text:p text:style-name="P18">o poskytnutí informace, jak konkrétně na zprávu o šetření ve věci státního zaměstnance ze dne 24. července 2014, č. KVOP - 28328/2018 (dále jen „zpráva o šetření“) reagovala ministryně průmyslu a obchodu Ing. Marta Nováková, jaké bylo její stanovisko ke zjištěným<text:s/>pochybením a jaká učinila opatření k nápravě,</text:p>
        </text:list-item>
        <text:list-item>
          <text:p text:style-name="P19">o sdělení, jaké stanovisko zaujal ke zmíněné zprávě státní tajemník Ministerstva průmyslu a obchodu JUDr. Ing. Robert Szurman a jaká přijal opatření k nápravě a dále o případné stanovisko Ing. Veroniky Kramaříkové,</text:p>
        </text:list-item>
        <text:list-item>
          <text:p text:style-name="P20">o poskytnutí informace, jaká opatření učinilo Ministerstvo průmyslu a obchodu k zabránění dalšího protiprávního postupu Mgr.<text:s/>F. N.<text:s/>proti svým podřízeným státním zaměstnancům a dalším kolegům a dále o sdělení jeho stanoviska, pokud bylo v<text:s/>uvedené věci poskytnuto,</text:p>
        </text:list-item>
        <text:list-item>
          <text:p text:style-name="P21">o poskytnutí příslušného stanoviska náměstka pro řízení sekce Ing. Jiřího Koliby, který protiprávní činnost Mgr.<text:s/>F. N.<text:s/>jako jeho přímý nadřízený představený umožnil, a to v případě, že bylo vyžádáno a poskytnuto a</text:p>
        </text:list-item>
        <text:list-item>
          <text:p text:style-name="P22">o<text:s/>poskytnutí informace k vyřizování stížností nebo jiných podání, které má podle veřejné ochránkyně práv vyřizovat osoba, která není v konkrétní věci předpojatá, tedy jaká osoba to ve zmíněné věci a v podmínkách služebního úřadu Ministerstva průmyslu a obchodu a celé státní služby konkrétně je, když od určitého okamžiku totiž začnou příslušní představení postupovat v zásadě jednotně.</text:p>
        </text:list-item>
      </text:list>
      <text:p text:style-name="Základnítext">Ve smyslu zákona o svobodném přístupu k informacím,<text:s/><text:span text:style-name="Silné">se poskytují níže uvedené informace</text:span>:</text:p>
      <text:h text:style-name="Nadpis2" text:outline-level="2">K bodu č. 1</text:h>
      <text:p text:style-name="Základnítext">Kancelář veřejného ochránce práv obdržela vyjádření ministryně průmyslu a obchodu Ing. Marty Novákové ze dne 28. února 2019, čj. MPO 14828/19/11000/01000. Vyjádření přikládám k tomuto sdělení.</text:p>
      <text:soft-page-break/>
      <text:h text:style-name="Nadpis2" text:outline-level="2">K bodu č. 2</text:h>
      <text:p text:style-name="Základnítext">Kancelář veřejného ochránce práv obdržela dvě vyjádření státního tajemníka Ministerstva průmyslu a obchodu JUDr. Ing. Roberta Szurmana, a to ze dne 15. srpna 2018, čj. MPO 55503/2018, a ze dne 12. listopadu 2018, čj. MPO 74307/2018. Obě vyjádření přikládám k tomuto sdělení.</text:p>
      <text:p text:style-name="Základnítext"/>
      <text:p text:style-name="Základnítext"><text:span text:style-name="Silné">Současně</text:span></text:p>
      <text:p text:style-name="Základnítext"><text:span text:style-name="Silné">vydává Kancelář veřejného ochránce práv</text:span><text:s/>jako povinný subjekt dle ustanovení § 2 odst. 1 zákona č. 106/1999 Sb., o svobodném přístupu k informacím, ve znění pozdějších předpisů, a současně jako osoba pověřená v souladu s ustanovením § 25 odst. 2 zákona č. 349/1999 Sb., o veřejném ochránci práv, ve znění<text:s/>pozdějších předpisů, veřejným ochráncem práv k plnění povinností veřejného ochránce práv podle zákona o svobodném přístupu k informacím, v souladu s ustanovením § 15 a ustanovením § 20 odst. 4 písm. a) zákona o svobodném přístupu k informacím, ve spojení s ustanovením § 67 a násl. zákona č. 500/2004 Sb., správní řád, ve znění pozdějších předpisů toto</text:p>
      <text:h text:style-name="Nadpis1" text:outline-level="1">rozhodnutí,</text:h>
      <text:p text:style-name="Základnítext">kterým se<text:s/><text:span text:style-name="Silné">částečně odmítá</text:span><text:s/>žádost pana V. P., datum narození xxx, trvale bytem xxx, ze dne 20. listopadu 2019 podle ustanovení § 2 odst. 4 zákona o svobodném přístupu k informacím.</text:p>
      <text:h text:style-name="Nadpis1" text:outline-level="1">Odůvodnění</text:h>
      <text:p text:style-name="Základnítext">Dne 20. listopadu 2019 se na veřejného ochránce práv obrátil pan V. P. s žádostí o informace podle zákona o svobodném přístupu k informacím. Současně s vydáním tohoto rozhodnutí se některé informace poskytují, jak je popsáno výše. Nyní se vyjádřím k těm informacím, které poskytnout nelze.</text:p>
      <text:h text:style-name="Nadpis2" text:outline-level="2">K bodu 2</text:h>
      <text:p text:style-name="Základnítext">Kancelář veřejného ochránce práv nemá k dispozici žádné stanovisko Ing. Veroniky Kramaříkové.</text:p>
      <text:h text:style-name="Nadpis2" text:outline-level="2">K bodu 3</text:h>
      <text:p text:style-name="Základnítext">Kancelář veřejného ochránce práv nemá žádné informace o tom, jaká<text:s/>opatření učinilo Ministerstvo průmyslu a obchodu k zabránění dalšího protiprávního postupu Mgr.<text:s/>F. N.<text:s/>proti svým podřízeným státním zaměstnancům a dalším kolegům. Kancelář veřejného ochránce práv nemá k dispozici žádné stanovisko Mgr.<text:s/>F. N.</text:p>
      <text:h text:style-name="Nadpis2" text:outline-level="2">K bodu 4</text:h>
      <text:p text:style-name="Základnítext">Kancelář veřejného ochránce práv nemá k dispozici žádné stanovisko Ing. Jiřího Koliby.</text:p>
      <text:soft-page-break/>
      <text:h text:style-name="Nadpis2" text:outline-level="2">K bodu 5</text:h>
      <text:p text:style-name="Základnítext">V tomto bodě pan V. P. neusiluje o získání nové informace, nýbrž vyjadřuje názor, že představení postupovali jednotně, aby jeho stížnosti<text:s/>nebyly vyřízeny nestranně. Podle ustanovení § 2 odst. 4 zákona o svobodném přístupu k informacím se povinnost poskytovat informace netýká dotazů na názory.</text:p>
      <text:h text:style-name="Nadpis1" text:outline-level="1">Poučení</text:h>
      <text:p text:style-name="Základnítext">Proti tomuto rozhodnutí lze v souladu s ustanovením § 16 zákona o svobodném přístupu k informacím a v souladu se Zásadami pro poskytování informací Kanceláří veřejného ochránce práv (viz<text:s/><text:span text:style-name="Hypertextovýodkaz">www.ochrance.cz</text:span>), podat ve lhůtě 15 dnů od jeho doručení odvolání k vedoucímu Kanceláře veřejného ochránce práv prostřednictvím ředitelky právní sekce.</text:p>
      <text:p text:style-name="P23"/>
      <text:p text:style-name="P24"/>
      <text:p text:style-name="P25"/>
      <text:p text:style-name="podpis">Mgr.<text:s/>Petra Zdražilová</text:p>
      <text:p text:style-name="podpis">ředitelka právní sekce</text:p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p text:style-name="podpis"/>
      <text:h text:style-name="Nadpis1" text:outline-level="1">Přílohy</text:h>
      <text:list text:style-name="LFO4" text:continue-numbering="true">
        <text:list-item>
          <text:p text:style-name="P26">Vyjádření státního tajemníka v Ministerstvu průmyslu a obchodu JUDr. Ing. Roberta Szurmana ze dne 15. srpna 2018, čj. MPO 55503/2018,</text:p>
        </text:list-item>
        <text:list-item>
          <text:p text:style-name="P27">Vyjádření státního tajemníka v Ministerstvu průmyslu a obchodu<text:s/>JUDr. Ing. Roberta Szurmana ze dne 12. listopadu 2018, čj. MPO 74307/2018,</text:p>
        </text:list-item>
        <text:list-item>
          <text:p text:style-name="P28">Vyjádření ministryně průmyslu a obchodu Ing. Marty Novákové ze dne 28. února 2019, čj. MPO 14828/19/11000/01000.</text:p>
        </text:list-item>
      </text:list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A0K8P*</text:span></text:p>
        <text:p text:style-name="P12"><text:span text:style-name="T13">KVOPX00A0K8P</text:span>KVOPX00A0K8P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0-01-10T10:14:00Z</meta:creation-date>
    <dc:date>2020-01-10T10:54:00Z</dc:date>
    <meta:print-date>2016-06-27T08:08:00Z</meta:print-date>
    <meta:template xlink:href="KVOP_dopis%20vedoucího" xlink:type="simple"/>
    <meta:editing-cycles>6</meta:editing-cycles>
    <meta:editing-duration>PT2400S</meta:editing-duration>
    <meta:user-defined meta:name="ContentTypeId">0x010100D3A71DC738674B4893D02C4CA0E22FAC</meta:user-defined>
    <meta:document-statistic meta:page-count="3" meta:paragraph-count="10" meta:word-count="749" meta:character-count="5162" meta:row-count="36" meta:non-whitespace-character-count="4423"/>
  </office:meta>
</office:document-meta>
</file>